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</office:automatic-styles>
  <office:body>
    <office:text>
      <text:p text:style-name="Title">Mustapha Lateb, M.Sc.</text:p>
      <text:p text:style-name="Date">July, 202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site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itorie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eria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work-experience"/>Work experience<text:bookmark-end text:name="work-experience"/></text:h>
      <text:p text:style-name="First_20_paragraph">since Oct 2019<text:line-break/><text:span text:style-name="T1">GIS lecturer (Part Time)</text:span> at the <text:span text:style-name="T2">Biological and Agricultural Sciences</text:span> Faculty, <text:a xlink:type="simple" xlink:href="https://www.ummto.dz" office:name=""><text:span text:style-name="Definition">UMMTO</text:span></text:a> , Algeria.</text:p>
      <text:p text:style-name="Text_20_body">Jan 2017–Jun 2019<text:line-break/><text:span text:style-name="T1">Postgraduate Researcher</text:span> at the <text:span text:style-name="T2">Geoinformation</text:span> departement, <text:a xlink:type="simple" xlink:href="https://www.iamc.ciheam.org/" office:name=""><text:span text:style-name="Definition">MAICh</text:span></text:a>, Greece.</text:p>
      <text:p text:style-name="Text_20_body">Mar 2013–Sep 2013<text:line-break/>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<text:p text:style-name="Text_20_body">Nov 2011–Feb 2013<text:line-break/>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.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<text:span text:style-name="T1">Doctoral candidate</text:span>, in Geoinformation at <text:a xlink:type="simple" xlink:href="https://www.ummto.dz" office:name=""><text:span text:style-name="Definition">UMMTO</text:span></text:a> &amp; <text:a xlink:type="simple" xlink:href="https://www.iamc.ciheam.org/" office:name=""><text:span text:style-name="Definition">MAICh</text:span></text:a>, 2015 - Current<text:line-break/></text:p>
        </text:list-item>
        <text:list-item>
          <text:p text:style-name="P1"><text:span text:style-name="T1">M.Sc.</text:span>, Geoinformation in Environmental Management, <text:a xlink:type="simple" xlink:href="https://www.iamc.ciheam.org/" office:name=""><text:span text:style-name="Definition">MAICh</text:span></text:a>, Greece, 2016<text:line-break/></text:p>
        </text:list-item>
        <text:list-item>
          <text:p text:style-name="P1"><text:span text:style-name="T1">Magister degree</text:span>, Applied Environmental Management, <text:a xlink:type="simple" xlink:href="https://www.ummto.dz" office:name=""><text:span text:style-name="Definition">UMMTO</text:span></text:a>, Algeria, 2014<text:line-break/></text:p>
        </text:list-item>
        <text:list-item>
          <text:p text:style-name="P1"><text:span text:style-name="T1">Ingénieur d’Etat</text:span>, Environmental Management, <text:a xlink:type="simple" xlink:href="https://www.ummto.dz" office:name=""><text:span text:style-name="Definition">UMMTO</text:span></text:a>, Algeria, 2011<text:line-break/></text:p>
        </text:list-item>
        <text:list-item>
          <text:p text:style-name="P1"><text:span text:style-name="T1">Senior Technician</text:span>, Database Management, INSFP, Algeria, 2011</text:p>
        </text:list-item>
      </text:list>
      <text:h text:style-name="Heading_20_2" text:outline-level="2"><text:bookmark-start text:name="attended-summer-schools"/>Attended summer schools<text:bookmark-end text:name="attended-summer-schools"/></text:h>
      <text:list text:style-name="L2">
        <text:list-item>
          <text:p text:style-name="P2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3">
            <text:list-item>
              <text:p text:style-name="P3">First Stage : 27-29 June 2017, Minsk, Belarus.</text:p>
            </text:list-item>
            <text:list-item>
              <text:p text:style-name="P3">Second Stage : 13-16 October 2017, Barcelona, Spain.<text:line-break/></text:p>
            </text:list-item>
          </text:list>
        </text:list-item>
        <text:list-item>
          <text:p text:style-name="P2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2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2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oral-presentations"/>Oral presentations<text:bookmark-end text:name="oral-presentation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oster-presentations"/>Poster Presentations<text:bookmark-end text:name="poster-presentation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co-edition"/>Co-Edition<text:bookmark-end text:name="co-edition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-co-organisation"/>Conference Co-Organisation<text:bookmark-end text:name="conference-co-organisation"/></text:h>
      <text:p text:style-name="First_20_paragraph">Organising committee member of the following international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, beginner in R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PostGIS, PostgreSQL, SQL</text:p>
        </text:list-item>
        <text:list-item>
          <text:p text:style-name="P5"><text:span text:style-name="T1">Web design:</text:span> Django, HTML, CSS, Markdown</text:p>
        </text:list-item>
        <text:list-item>
          <text:p text:style-name="P5"><text:span text:style-name="T1">Softwares:</text:span> QGIS, eCognition, ArcGIS, ERDAS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 :</text:span> TOEFL ITP</text:p>
        </text:list-item>
        <text:list-item>
          <text:p text:style-name="P6"><text:span text:style-name="T1">French :</text:span> Fluent</text:p>
        </text:list-item>
        <text:list-item>
          <text:p text:style-name="P6"><text:span text:style-name="T1">Arabic :</text:span> Fluent</text:p>
        </text:list-item>
        <text:list-item>
          <text:p text:style-name="P6"><text:span text:style-name="T1">Greek 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.Sc.</dc:title>
  </office:meta>
</office:document-meta>
</file>